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16E400001E6336B422C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aramond" svg:font-family="Garamond, Garamond" style:font-family-generic="swis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Default" style:list-style-name="">
      <style:paragraph-properties style:text-autospace="none"/>
    </style:style>
    <style:style style:name="P3" style:family="paragraph" style:parent-style-name="Default" style:list-style-name="">
      <style:paragraph-properties style:text-autospace="none"/>
      <style:text-properties fo:color="#000000" style:text-line-through-style="none" style:font-name="Garamond" fo:font-size="18pt" style:text-underline-style="none" fo:font-weight="bold" style:font-name-asian="Garamond" style:font-size-asian="18pt" style:font-weight-asian="bold" style:font-name-complex="Garamond" style:font-size-complex="18pt" style:font-weight-complex="bold"/>
    </style:style>
    <style:style style:name="P4" style:family="paragraph" style:parent-style-name="Default" style:list-style-name="">
      <style:paragraph-properties style:text-autospace="none"/>
      <style:text-properties fo:color="#000000" style:text-line-through-style="none" style:font-name="Garamond" fo:font-size="14pt" style:text-underline-style="none" fo:font-weight="normal" style:font-name-asian="Garamond" style:font-size-asian="14pt" style:font-weight-asian="normal" style:font-name-complex="Garamond" style:font-size-complex="14pt" style:font-weight-complex="normal"/>
    </style:style>
    <style:style style:name="P5" style:family="paragraph" style:parent-style-name="Default" style:list-style-name="" style:master-page-name="Standard">
      <style:paragraph-properties style:page-number="auto" style:text-autospace="none"/>
    </style:style>
    <style:style style:name="T1" style:family="text">
      <style:text-properties fo:font-size="14pt" style:font-size-asian="14pt" style:font-size-complex="14pt"/>
    </style:style>
    <style:style style:name="T2" style:family="text">
      <style:text-properties fo:color="#000000" style:font-name="Garamond" fo:font-size="12pt" style:font-name-asian="Garamond" style:font-size-asian="12pt" style:font-name-complex="Garamond" style:font-size-complex="12pt"/>
    </style:style>
    <style:style style:name="T3" style:family="text">
      <style:text-properties fo:color="#000000" style:font-name="Garamond" fo:font-size="18pt" fo:font-weight="bold" style:font-name-asian="Garamond" style:font-size-asian="18pt" style:font-weight-asian="bold" style:font-name-complex="Garamond" style:font-size-complex="18pt" style:font-weight-complex="bold"/>
    </style:style>
    <style:style style:name="T4" style:family="text">
      <style:text-properties fo:color="#000000" style:text-line-through-style="none" style:font-name="Garamond" fo:font-size="18pt" style:text-underline-style="none" fo:font-weight="normal" style:font-name-asian="Garamond" style:font-size-asian="18pt" style:font-weight-asian="normal" style:font-name-complex="Garamond" style:font-size-complex="18pt" style:font-weight-complex="normal"/>
    </style:style>
    <style:style style:name="T5" style:family="text">
      <style:text-properties fo:color="#000000" style:text-line-through-style="none" style:font-name="Garamond" fo:font-size="14pt" style:text-underline-style="none" fo:font-weight="bold" style:font-name-asian="Garamond" style:font-size-asian="14pt" style:font-weight-asian="bold" style:font-name-complex="Garamond" style:font-size-complex="14pt" style:font-weight-complex="bold"/>
    </style:style>
    <style:style style:name="T6" style:family="text">
      <style:text-properties fo:color="#000000" style:text-line-through-style="none" style:font-name="Garamond" fo:font-size="14pt" style:text-underline-style="none" fo:font-weight="normal" style:font-name-asian="Garamond" style:font-size-asian="14pt" style:font-weight-asian="normal" style:font-name-complex="Garamond" style:font-size-complex="14pt" style:font-weight-complex="normal"/>
    </style:style>
    <style:style style:name="T7" style:family="text">
      <style:text-properties fo:font-size="12pt" style:font-size-asian="12pt" style:font-size-complex="12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s1" text:anchor-type="paragraph" svg:x="11.4cm" svg:y="0.106cm" svg:width="6.978cm" svg:height="8.842cm" draw:z-index="0"><draw:image xlink:href="Pictures/20000007000016E400001E6336B422C4.svm" xlink:type="simple" xlink:show="embed" xlink:actuate="onLoad"/></draw:frame><text:span text:style-name="T3">Obsèques de </text:span></text:p>
      <text:p text:style-name="P3">Paulette Vanpoulle </text:p>
      <text:p text:style-name="P2"><text:span text:style-name="T5">(31 octobre 1928 – 4 septembre 2025) </text:span></text:p>
      <text:p text:style-name="P4">Vendredi 12 septembre 2025 </text:p>
      <text:p text:style-name="P2"><text:span text:style-name="T6">Église Saint-Eloi, Dunkerque </text:span></text:p>
      <text:p text:style-name="Standard"><text:span text:style-name="T1"/></text:p>
      <text:p text:style-name="Standard"><text:span text:style-name="T1">Témoignage de Régine Beaucamp, présidente de l’Association des Retables de Flandre au nom de cette association et du Comité Flamand de France.</text:span></text:p>
      <text:p text:style-name="Standard"><text:span text:style-name="T1"/></text:p>
      <text:p text:style-name="P1"><text:s/>Nous voulons unir notre douleur à celle de la famille, entourer de notre affectueuse sympathie, ses enfants et petits-enfants. La grande famille de l’association Retables de Flandre a bénéficié de son concours dévoué et efficace. Il nous a été donné de vivre avec elle des relations de respectueuse amitié ; la perte de Paulette nous est pénible. Au cours de ces nombreuses années, cette <text:s/>fidèle parmi les fidèles a mis toutes ses compétences <text:s/>au service de l’association Retables de Flandre ayant pour but la recherche sur l’histoire de nos églises, afin d’aider les communes à la restauration de ces témoins de la culture et de la foi flamande. Souvenons-nous <text:s/>que le 26 mai 1991, une <text:s text:c="2"/>grande cérémonie <text:s/>est organisée <text:s/>en cette église <text:s/>Dès la création de l’association, Paulette fut membre actif au conseil d’administration. Malgré sa <text:s/>grande <text:s/>culture, elle a participé <text:s/>aux différentes formations. Conférences, voyages culturels, colloques, visites guidées, <text:s/>retables en musique, festival Orgues en Flandre : tout l’intéressait. <text:s/>Elle exprimait un attachement particulier à des édifices modestes dont elle savait révéler les richesses. Toujours <text:s/>enthousiaste <text:s/>dans l’esprit d’informer et de partager ses connaissances. Elle était heureuse de faire rayonner nos différentes expositions. Sans compter le temps passé et les kilomètres parcourus, Paulette a rédigé de nombreux mémoires <text:s text:c="2"/>toujours très utiles. Elle a contribué à la création du « Chemin des Retables » et à la rédaction de nos livres : Bible en image, le Vivat. Et la rédaction de nos dépliants. Grâce à son large relationnel professionnel et <text:s/>culturel, notre association a bénéficié de la Médaille d’Or du rayonnement culturel par la Renaissance Française.Elle a obtenu <text:s/>le soutien artistique du ministère de la Culture et des chercheurs de l’inventaire du patrimoine culturel. Rappelons son rôle primordial dans le retour des panneaux volés de la chaire de Winnezeele. De même pour le Comité Flamand, à qui elle a apporté son immense culture pour la connaissance de nos églises notamment : Wulverdinghe, Pitgam, Millam. Avec passion, elle montrait les églises de Rubrouck, Steene, Volckerinckhove, Quaëdypre, Brouckerque et bien d’autres. <text:s/>Nous garderons à jamais les empreintes de Paulette par son courage, sa générosité, sa volonté d’améliorer les connaissances pour tous, <text:s/>découvrir, partager, restaurer sans relâche. Sa motivation fut exceptionnelle pour l’accomplissement de ce parcours <text:s/>brillamment décrit par ses soins dans l’historique qu’elle a rédigé et dont nous bénéficions aujourd’hui. Nous nous devons de lui rendre un hommage des plus mérités, en remerciement <text:s/>de tout ce qu’elle a fait, sans jamais baisser les bras. Merci infiniment, chère Paulet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aramond" svg:font-family="Garamond, Garamond" style:font-family-generic="swis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efault" style:family="paragraph" style:parent-style-name="Standard">
      <style:paragraph-properties fo:text-align="start" style:justify-single-word="false" style:text-autospace="none" style:writing-mode="page"/>
      <style:text-properties fo:color="#000000" style:font-name="Garamond" fo:font-size="12pt" style:font-name-asian="Garamond" style:font-size-asian="12pt" style:font-name-complex="Garamond" style:font-size-complex="12pt"/>
    </style:style>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tilisateur</meta:initial-creator>
    <meta:editing-cycles>3</meta:editing-cycles>
    <meta:creation-date>2025-12-18T19:23:00</meta:creation-date>
    <dc:date>2025-12-19T09:38:46.02</dc:date>
    <meta:editing-duration>PT9M16S</meta:editing-duration>
    <meta:generator>OpenOffice/4.1.15$Win32 OpenOffice.org_project/4115m2$Build-9813</meta:generator>
    <meta:document-statistic meta:table-count="0" meta:image-count="1" meta:object-count="0" meta:page-count="1" meta:paragraph-count="7" meta:word-count="456" meta:character-count="3001"/>
    <meta:user-defined meta:name="AppVersion">12.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